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Attribute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AttributeType.InvalidAttributeType( String requiredRuntimeVersion , AnnotationGrammar parentGrammar , String errorKey , Object [ ] erro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